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" svg:font-family="Math" style:font-adornments="Italique"/>
    <style:font-face style:name="Math1" svg:font-family="Math"/>
    <style:font-face style:name="Math2" svg:font-family="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utkal" svg:font-family="utkal" style:font-pitch="variable"/>
    <style:font-face style:name="utkal1" svg:font-family="utkal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fill-color="#ffffff" draw:textarea-vertical-align="middle"/>
    </style:style>
    <style:style style:name="gr5" style:family="graphic" style:parent-style-name="objectwithoutfill">
      <style:graphic-properties draw:marker-end="Extrémités_20_de_20_flèche_20_5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3" style:family="graphic" style:parent-style-name="objectwithoutfill">
      <style:graphic-properties draw:marker-end="Extrémités_20_de_20_flèche_20_6" draw:marker-end-width="0.3cm" draw:fill="none" draw:fill-color="#ffffff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30" style:family="graphic" style:parent-style-name="objectwithoutfill">
      <style:graphic-properties svg:stroke-color="#00a933" draw:marker-end="Extrémités_20_de_20_flèche_20_6" draw:marker-end-width="0.3cm" draw:fill="none" draw:fill-color="#ffffff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P10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11" style:family="paragraph">
      <style:paragraph-properties fo:text-align="center" style:writing-mode="lr-tb"/>
      <style:text-properties style:font-name="Math" fo:font-size="12pt" fo:font-style="italic" fo:font-weight="normal"/>
    </style:style>
    <style:style style:name="P12" style:family="paragraph">
      <loext:graphic-properties draw:fill-color="#ffffff"/>
      <style:paragraph-properties fo:text-align="center" style:writing-mode="lr-tb"/>
      <style:text-properties style:font-name="Math" fo:font-size="12pt" fo:font-style="italic" fo:font-weight="normal"/>
    </style:style>
    <style:style style:name="P13" style:family="paragraph">
      <style:paragraph-properties fo:text-align="center" style:writing-mode="lr-tb"/>
      <style:text-properties style:font-name="Math" fo:font-size="10pt" fo:font-style="normal" fo:font-weight="normal"/>
    </style:style>
    <style:style style:name="P14" style:family="paragraph">
      <loext:graphic-properties draw:fill-color="#ffffff"/>
      <style:paragraph-properties fo:text-align="center" style:writing-mode="lr-tb"/>
      <style:text-properties style:font-name="Math" fo:font-size="10pt" fo:font-style="normal" fo:font-weight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0.5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60%" style:font-name="Liberation Sans2" fo:font-size="10.5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0.5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name="Liberation Sans3" fo:font-size="10.5pt" fo:font-style="normal" fo:font-weight="normal" style:font-name-asian="Liberation Sans3" style:font-name-complex="Liberation Sans3"/>
    </style:style>
    <style:style style:name="T5" style:family="text">
      <style:text-properties style:text-position="0% 100%" style:font-name="Liberation Sans2" fo:font-size="10.5pt" fo:font-style="normal" fo:font-weight="normal" style:font-name-asian="Liberation Sans3" style:font-name-complex="Liberation Sans3"/>
    </style:style>
    <style:style style:name="T6" style:family="text">
      <style:text-properties style:text-position="sub 60%" style:font-name="Liberation Sans2" fo:font-size="10.5pt" fo:font-style="normal" fo:font-weight="normal" style:font-name-asian="Liberation Sans3" style:font-name-complex="Liberation Sans3"/>
    </style:style>
    <style:style style:name="T7" style:family="text">
      <style:text-properties style:text-position="0% 100%" fo:font-size="10pt"/>
    </style:style>
    <style:style style:name="T8" style:family="text">
      <style:text-properties style:text-position="0% 100%" style:font-name="Liberation Sans2" fo:font-size="11pt" fo:font-style="normal" fo:font-weight="normal"/>
    </style:style>
    <style:style style:name="T9" style:family="text">
      <style:text-properties style:text-position="sub 60%" style:font-name="Liberation Sans2" fo:font-size="10.5pt" fo:font-style="normal" fo:font-weight="normal"/>
    </style:style>
    <style:style style:name="T10" style:family="text">
      <style:text-properties style:text-position="0% 100%" style:font-name="Liberation Sans2" fo:font-size="10.5pt" fo:font-style="normal" fo:font-weight="normal"/>
    </style:style>
    <style:style style:name="T11" style:family="text">
      <style:text-properties style:text-position="sub 60%" style:font-name="Liberation Sans2" fo:font-size="11pt" fo:font-style="normal" fo:font-weight="normal" style:font-name-asian="Liberation Sans3" style:font-name-complex="Liberation Sans3"/>
    </style:style>
    <style:style style:name="T12" style:family="text">
      <style:text-properties style:text-position="sub 60%" style:font-name="Liberation Sans2" fo:font-size="11pt" fo:font-style="normal" fo:font-weight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60%" style:font-name="Liberation Sans3" fo:font-size="10.5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Math" fo:font-size="12pt" fo:font-style="italic" fo:font-weight="normal" style:font-name-asian="Liberation Sans3" style:font-name-complex="Liberation Sans3"/>
    </style:style>
    <style:style style:name="T15" style:family="text">
      <style:text-properties style:text-position="sub 50%" style:font-name="Math" fo:font-size="12pt" fo:font-style="italic" fo:font-weight="normal" style:font-name-asian="Liberation Sans3" style:font-name-complex="Liberation Sans3"/>
    </style:style>
    <style:style style:name="T16" style:family="text">
      <style:text-properties style:text-position="0% 100%" style:font-name="utkal1" fo:font-size="12pt" fo:font-style="italic" fo:font-weight="normal" style:font-name-asian="utkal1" style:font-name-complex="utkal1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ath" fo:font-size="12pt" fo:font-style="italic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0%" style:font-name="Math" fo:font-size="12pt" fo:font-style="italic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line-through-style="none" style:text-line-through-type="none" style:text-position="0% 100%" style:font-name="Math" fo:font-size="12pt" fo:font-style="italic" style:text-underline-style="none" fo:font-weight="normal" style:font-name-asian="Liberation Sans3" style:font-name-complex="Liberation Sans3" style:text-overline-style="none" style:text-overline-color="font-color"/>
    </style:style>
    <style:style style:name="T20" style:family="text">
      <style:text-properties fo:font-variant="normal" fo:text-transform="none" style:text-line-through-style="none" style:text-line-through-type="none" style:text-position="sub 50%" style:font-name="Math" fo:font-size="12pt" fo:font-style="italic" style:text-underline-style="none" fo:font-weight="normal" style:font-name-asian="Liberation Sans3" style:font-name-complex="Liberation Sans3" style:text-overline-style="none" style:text-overline-color="font-color"/>
    </style:style>
    <style:style style:name="T21" style:family="text">
      <style:text-properties fo:font-size="10pt" fo:font-weight="bold"/>
    </style:style>
    <style:style style:name="T22" style:family="text">
      <style:text-properties style:text-position="0% 100%" style:font-name="Math" fo:font-size="12pt" fo:font-style="italic" fo:font-weight="normal"/>
    </style:style>
    <style:style style:name="T23" style:family="text">
      <style:text-properties style:text-position="sub 50%" style:font-name="Math" fo:font-size="12pt" fo:font-style="italic" fo:font-weight="normal"/>
    </style:style>
    <style:style style:name="T24" style:family="text">
      <style:text-properties style:text-position="super 60%" style:font-name="utkal1" fo:font-size="12pt" fo:font-style="italic" fo:font-weight="normal" style:font-name-asian="utkal1" style:font-weight-asian="normal" style:font-name-complex="utkal1" style:font-weight-complex="normal"/>
    </style:style>
    <style:style style:name="T25" style:family="text">
      <style:text-properties style:text-position="0% 100%" style:font-name="Math" fo:font-size="10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6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cm" svg:y="6.9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14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cm" svg:y="6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cm" svg:y="7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6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7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8.9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9cm" svg:height="0.962cm" svg:x="2.1cm" svg:y="3.95cm">
          <draw:text-box>
            <text:p>0</text:p>
          </draw:text-box>
        </draw:frame>
        <draw:frame draw:style-name="gr3" draw:text-style-name="P3" draw:layer="layout" svg:width="0.853cm" svg:height="0.962cm" svg:x="6.1cm" svg:y="4cm">
          <draw:text-box>
            <text:p>1</text:p>
          </draw:text-box>
        </draw:frame>
        <draw:frame draw:style-name="gr3" draw:text-style-name="P3" draw:layer="layout" svg:width="0.853cm" svg:height="0.962cm" svg:x="10.101cm" svg:y="4cm">
          <draw:text-box>
            <text:p>2</text:p>
          </draw:text-box>
        </draw:frame>
        <draw:frame draw:style-name="gr3" draw:text-style-name="P3" draw:layer="layout" svg:width="0.853cm" svg:height="0.962cm" svg:x="14.101cm" svg:y="4cm">
          <draw:text-box>
            <text:p>3</text:p>
          </draw:text-box>
        </draw:frame>
        <draw:frame draw:style-name="gr3" draw:text-style-name="P3" draw:layer="layout" svg:width="0.853cm" svg:height="0.962cm" svg:x="18.102cm" svg:y="4cm">
          <draw:text-box>
            <text:p>4</text:p>
          </draw:text-box>
        </draw:frame>
        <draw:line draw:style-name="gr4" draw:text-style-name="P4" draw:layer="layout" svg:x1="3.35cm" svg:y1="5.85cm" svg:x2="5.6cm" svg:y2="6.6cm">
          <text:p/>
        </draw:line>
        <draw:line draw:style-name="gr5" draw:text-style-name="P4" draw:layer="layout" svg:x1="3.3cm" svg:y1="5.25cm" svg:x2="5.75cm" svg:y2="5.25cm">
          <text:p/>
        </draw:line>
        <draw:frame draw:style-name="gr6" draw:text-style-name="P5" draw:layer="layout" svg:width="2.207cm" svg:height="0.662cm" draw:transform="rotate (-0.289026524130262) translate (3.559cm 5.241cm)">
          <draw:text-box>
            <text:p><text:span text:style-name="T1">π</text:span><text:span text:style-name="T2">1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7" draw:text-style-name="P5" draw:layer="layout" svg:width="2.808cm" svg:height="0.683cm" draw:transform="rotate (0.0118682389135614) translate (3.085cm 4.69cm)">
          <draw:text-box>
            <text:p><text:span text:style-name="T8">m</text:span><text:span text:style-name="T9">1</text:span><text:span text:style-name="T10">+</text:span><text:span text:style-name="T5">π</text:span><text:span text:style-name="T6">1</text:span><text:span text:style-name="T4">×</text:span><text:span text:style-name="T5">C</text:span><text:span text:style-name="T11">max</text:span><text:span text:style-name="T7"> </text:span></text:p>
          </draw:text-box>
        </draw:frame>
        <draw:line draw:style-name="gr5" draw:text-style-name="P4" draw:layer="layout" svg:x1="7.301cm" svg:y1="5.35cm" svg:x2="9.751cm" svg:y2="5.35cm">
          <text:p/>
        </draw:line>
        <draw:frame draw:style-name="gr8" draw:text-style-name="P5" draw:layer="layout" svg:width="2.207cm" svg:height="0.689cm" draw:transform="rotate (-0.289026524130262) translate (7.557cm 5.251cm)">
          <draw:text-box>
            <text:p><text:span text:style-name="T1">π</text:span><text:span text:style-name="T2">2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9" draw:text-style-name="P5" draw:layer="layout" svg:width="2.55cm" svg:height="0.747cm" draw:transform="rotate (0.0118682389135614) translate (7.195cm 4.665cm)">
          <draw:text-box>
            <text:p><text:span text:style-name="T8">m</text:span><text:span text:style-name="T12">2</text:span><text:span text:style-name="T10">+</text:span><text:span text:style-name="T5">π</text:span><text:span text:style-name="T6">2</text:span><text:span text:style-name="T4">×</text:span><text:span text:style-name="T5">C</text:span><text:span text:style-name="T11">max</text:span><text:span text:style-name="T7"> </text:span></text:p>
          </draw:text-box>
        </draw:frame>
        <draw:line draw:style-name="gr4" draw:text-style-name="P4" draw:layer="layout" svg:x1="7.35cm" svg:y1="5.774cm" svg:x2="9.6cm" svg:y2="6.524cm">
          <text:p/>
        </draw:line>
        <draw:line draw:style-name="gr4" draw:text-style-name="P4" draw:layer="layout" svg:x1="7.35cm" svg:y1="6.774cm" svg:x2="9.6cm" svg:y2="7.524cm">
          <text:p/>
        </draw:line>
        <draw:frame draw:style-name="gr10" draw:text-style-name="P5" draw:layer="layout" svg:width="2.343cm" svg:height="1.072cm" draw:transform="rotate (-0.289026524130262) translate (7.612cm 5.969cm)">
          <draw:text-box>
            <text:p><text:span text:style-name="T1">π</text:span><text:span text:style-name="T2">2</text:span><text:span text:style-name="T3">×α</text:span><text:span text:style-name="T13">2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5" draw:text-style-name="P4" draw:layer="layout" svg:x1="11.402cm" svg:y1="5.351cm" svg:x2="13.852cm" svg:y2="5.351cm">
          <text:p/>
        </draw:line>
        <draw:frame draw:style-name="gr8" draw:text-style-name="P5" draw:layer="layout" svg:width="2.207cm" svg:height="0.689cm" draw:transform="rotate (-0.289026524130262) translate (11.658cm 5.252cm)">
          <draw:text-box>
            <text:p><text:span text:style-name="T1">π</text:span><text:span text:style-name="T2">3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9" draw:text-style-name="P5" draw:layer="layout" svg:width="2.55cm" svg:height="0.747cm" draw:transform="rotate (0.0118682389135614) translate (11.296cm 4.666cm)">
          <draw:text-box>
            <text:p><text:span text:style-name="T8">m</text:span><text:span text:style-name="T12">3</text:span><text:span text:style-name="T10">+</text:span><text:span text:style-name="T5">π</text:span><text:span text:style-name="T6">3</text:span><text:span text:style-name="T4">×</text:span><text:span text:style-name="T5">C</text:span><text:span text:style-name="T11">max</text:span><text:span text:style-name="T7"> </text:span></text:p>
          </draw:text-box>
        </draw:frame>
        <draw:line draw:style-name="gr4" draw:text-style-name="P4" draw:layer="layout" svg:x1="11.451cm" svg:y1="5.775cm" svg:x2="13.701cm" svg:y2="6.525cm">
          <text:p/>
        </draw:line>
        <draw:line draw:style-name="gr4" draw:text-style-name="P4" draw:layer="layout" svg:x1="11.451cm" svg:y1="6.775cm" svg:x2="13.701cm" svg:y2="7.525cm">
          <text:p/>
        </draw:line>
        <draw:frame draw:style-name="gr10" draw:text-style-name="P5" draw:layer="layout" svg:width="2.343cm" svg:height="1.072cm" draw:transform="rotate (-0.289026524130262) translate (11.713cm 5.97cm)">
          <draw:text-box>
            <text:p><text:span text:style-name="T1">π</text:span><text:span text:style-name="T2">3</text:span><text:span text:style-name="T3">×α</text:span><text:span text:style-name="T13">2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4" draw:text-style-name="P4" draw:layer="layout" svg:x1="11.451cm" svg:y1="7.776cm" svg:x2="13.701cm" svg:y2="8.526cm">
          <text:p/>
        </draw:line>
        <draw:frame draw:style-name="gr10" draw:text-style-name="P5" draw:layer="layout" svg:width="2.343cm" svg:height="1.072cm" draw:transform="rotate (-0.289026524130262) translate (11.713cm 6.971cm)">
          <draw:text-box>
            <text:p><text:span text:style-name="T1">π</text:span><text:span text:style-name="T2">3</text:span><text:span text:style-name="T3">×α</text:span><text:span text:style-name="T13">3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5" draw:text-style-name="P4" draw:layer="layout" svg:x1="15.303cm" svg:y1="5.351cm" svg:x2="17.753cm" svg:y2="5.351cm">
          <text:p/>
        </draw:line>
        <draw:frame draw:style-name="gr8" draw:text-style-name="P5" draw:layer="layout" svg:width="2.207cm" svg:height="0.689cm" draw:transform="rotate (-0.289026524130262) translate (15.559cm 5.252cm)">
          <draw:text-box>
            <text:p><text:span text:style-name="T1">π</text:span><text:span text:style-name="T2">4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9" draw:text-style-name="P5" draw:layer="layout" svg:width="2.55cm" svg:height="0.747cm" draw:transform="rotate (0.0118682389135614) translate (15.197cm 4.666cm)">
          <draw:text-box>
            <text:p><text:span text:style-name="T8">m</text:span><text:span text:style-name="T12">4</text:span><text:span text:style-name="T10">+</text:span><text:span text:style-name="T5">π</text:span><text:span text:style-name="T6">4</text:span><text:span text:style-name="T4">×</text:span><text:span text:style-name="T5">C</text:span><text:span text:style-name="T11">max</text:span><text:span text:style-name="T7"> </text:span></text:p>
          </draw:text-box>
        </draw:frame>
        <draw:line draw:style-name="gr4" draw:text-style-name="P4" draw:layer="layout" svg:x1="15.352cm" svg:y1="5.775cm" svg:x2="17.602cm" svg:y2="6.525cm">
          <text:p/>
        </draw:line>
        <draw:line draw:style-name="gr4" draw:text-style-name="P4" draw:layer="layout" svg:x1="15.352cm" svg:y1="6.775cm" svg:x2="17.602cm" svg:y2="7.525cm">
          <text:p/>
        </draw:line>
        <draw:frame draw:style-name="gr10" draw:text-style-name="P5" draw:layer="layout" svg:width="2.343cm" svg:height="1.072cm" draw:transform="rotate (-0.289026524130262) translate (15.614cm 5.97cm)">
          <draw:text-box>
            <text:p><text:span text:style-name="T1">π</text:span><text:span text:style-name="T2">4</text:span><text:span text:style-name="T3">×α</text:span><text:span text:style-name="T13">2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4" draw:text-style-name="P4" draw:layer="layout" svg:x1="15.352cm" svg:y1="7.776cm" svg:x2="17.602cm" svg:y2="8.526cm">
          <text:p/>
        </draw:line>
        <draw:frame draw:style-name="gr10" draw:text-style-name="P5" draw:layer="layout" svg:width="2.343cm" svg:height="1.072cm" draw:transform="rotate (-0.289026524130262) translate (15.614cm 6.971cm)">
          <draw:text-box>
            <text:p><text:span text:style-name="T1">π</text:span><text:span text:style-name="T2">4</text:span><text:span text:style-name="T3">×α</text:span><text:span text:style-name="T13">3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4" draw:text-style-name="P4" draw:layer="layout" svg:x1="15.352cm" svg:y1="8.677cm" svg:x2="17.602cm" svg:y2="9.427cm">
          <text:p/>
        </draw:line>
        <draw:frame draw:style-name="gr10" draw:text-style-name="P5" draw:layer="layout" svg:width="2.343cm" svg:height="1.072cm" draw:transform="rotate (-0.289026524130262) translate (15.614cm 7.872cm)">
          <draw:text-box>
            <text:p><text:span text:style-name="T1">π</text:span><text:span text:style-name="T2">4</text:span><text:span text:style-name="T3">×α</text:span><text:span text:style-name="T13">4</text:span><text:span text:style-name="T4">×</text:span><text:span text:style-name="T5">C</text:span><text:span text:style-name="T6">max</text:span><text:span text:style-name="T7"> </text:span></text:p>
          </draw:text-box>
        </draw:frame>
        <draw:custom-shape draw:style-name="gr11" draw:text-style-name="P7" draw:layer="layout" svg:width="2.986cm" svg:height="2cm" svg:x="10.1cm" svg:y="16cm">
          <text:p text:style-name="P6"><text:span text:style-name="T14">Va</text:span><text:span text:style-name="T14">l(li</text:span><text:span text:style-name="T14">n1</text:span><text:span text:style-name="T14">,c</text:span><text:span text:style-name="T14">ol</text:span><text:span text:style-name="T14">1) </text:span><text:span text:style-name="T14">+ </text:span><text:span text:style-name="T14">π</text:span><text:span text:style-name="T15">2</text:span><text:span text:style-name="T16">α</text:span><text:span text:style-name="T14">C</text:span><text:span text:style-name="T15">m</text:span><text:span text:style-name="T15">ax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986cm" svg:height="2cm" svg:x="10.1cm" svg:y="14cm">
          <text:p text:style-name="P8"><text:span text:style-name="T17">mi</text:span><text:span text:style-name="T17">nV</text:span><text:span text:style-name="T17">al(</text:span><text:span text:style-name="T17">co</text:span><text:span text:style-name="T17">l1) </text:span><text:span text:style-name="T17">+ </text:span><text:span text:style-name="T17">m</text:span><text:span text:style-name="T18">2</text:span><text:span text:style-name="T17"> </text:span><text:span text:style-name="T17">+ </text:span><text:span text:style-name="T19">π</text:span><text:span text:style-name="T20">2</text:span><text:span text:style-name="T19">C</text:span><text:span text:style-name="T20">m</text:span><text:span text:style-name="T20">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8.386cm" svg:y1="15.5cm" svg:x2="9.836cm" svg:y2="17cm">
          <text:p/>
        </draw:line>
        <draw:frame draw:style-name="gr14" draw:text-style-name="P10" draw:layer="layout" svg:width="0.697cm" svg:height="0.645cm" svg:x="6.186cm" svg:y="13.223cm">
          <draw:text-box>
            <text:p><text:span text:style-name="T21">1</text:span></text:p>
          </draw:text-box>
        </draw:frame>
        <draw:frame draw:style-name="gr14" draw:text-style-name="P10" draw:layer="layout" svg:width="0.697cm" svg:height="0.645cm" svg:x="11.187cm" svg:y="13.324cm">
          <draw:text-box>
            <text:p><text:span text:style-name="T21">2</text:span></text:p>
          </draw:text-box>
        </draw:frame>
        <draw:frame draw:style-name="gr14" draw:text-style-name="P10" draw:layer="layout" svg:width="0.697cm" svg:height="0.645cm" svg:x="16.188cm" svg:y="13.325cm">
          <draw:text-box>
            <text:p><text:span text:style-name="T21">3</text:span></text:p>
          </draw:text-box>
        </draw:frame>
        <draw:frame draw:style-name="gr14" draw:text-style-name="P10" draw:layer="layout" svg:width="0.697cm" svg:height="0.645cm" svg:x="21.289cm" svg:y="13.326cm">
          <draw:text-box>
            <text:p><text:span text:style-name="T21">4</text:span></text:p>
          </draw:text-box>
        </draw:frame>
        <draw:frame draw:style-name="gr14" draw:text-style-name="P10" draw:layer="layout" svg:width="0.697cm" svg:height="0.645cm" svg:x="26.19cm" svg:y="13.327cm">
          <draw:text-box>
            <text:p><text:span text:style-name="T21">5</text:span></text:p>
          </draw:text-box>
        </draw:frame>
        <draw:custom-shape draw:style-name="gr15" draw:text-style-name="P12" draw:layer="layout" svg:width="2.986cm" svg:height="2cm" svg:x="5.086cm" svg:y="14cm">
          <text:p text:style-name="P11"><text:span text:style-name="T22">m</text:span><text:span text:style-name="T23">1 </text:span><text:span text:style-name="T22">+ </text:span><text:span text:style-name="T14">π</text:span><text:span text:style-name="T15">1</text:span><text:span text:style-name="T14">C</text:span><text:span text:style-name="T15">m</text:span><text:span text:style-name="T15">ax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0.697cm" svg:height="0.645cm" svg:x="3.287cm" svg:y="14.624cm">
          <draw:text-box>
            <text:p><text:span text:style-name="T21">1</text:span></text:p>
          </draw:text-box>
        </draw:frame>
        <draw:frame draw:style-name="gr14" draw:text-style-name="P10" draw:layer="layout" svg:width="0.697cm" svg:height="0.645cm" svg:x="3.288cm" svg:y="16.625cm">
          <draw:text-box>
            <text:p><text:span text:style-name="T21">2</text:span></text:p>
          </draw:text-box>
        </draw:frame>
        <draw:frame draw:style-name="gr16" draw:text-style-name="P10" draw:layer="layout" svg:width="0.697cm" svg:height="0.645cm" svg:x="3.289cm" svg:y="18.626cm">
          <draw:text-box>
            <text:p><text:span text:style-name="T21">3</text:span></text:p>
          </draw:text-box>
        </draw:frame>
        <draw:frame draw:style-name="gr14" draw:text-style-name="P10" draw:layer="layout" svg:width="0.697cm" svg:height="0.645cm" svg:x="3.29cm" svg:y="20.627cm">
          <draw:text-box>
            <text:p><text:span text:style-name="T21">4</text:span></text:p>
          </draw:text-box>
        </draw:frame>
        <draw:frame draw:style-name="gr14" draw:text-style-name="P10" draw:layer="layout" svg:width="0.697cm" svg:height="0.645cm" svg:x="3.291cm" svg:y="22.628cm">
          <draw:text-box>
            <text:p><text:span text:style-name="T21">5</text:span></text:p>
          </draw:text-box>
        </draw:frame>
        <draw:custom-shape draw:style-name="gr17" draw:text-style-name="P7" draw:layer="layout" svg:width="2.986cm" svg:height="2cm" svg:x="15.1cm" svg:y="16cm">
          <text:p text:style-name="P6"><text:span text:style-name="T14">Va</text:span><text:span text:style-name="T14">l(li</text:span><text:span text:style-name="T14">n1</text:span><text:span text:style-name="T14">,c</text:span><text:span text:style-name="T14">ol</text:span><text:span text:style-name="T14">2) </text:span><text:span text:style-name="T14">+ </text:span><text:span text:style-name="T14">π</text:span><text:span text:style-name="T15">3</text:span><text:span text:style-name="T16">α</text:span><text:span text:style-name="T14">C</text:span><text:span text:style-name="T15">m</text:span><text:span text:style-name="T15">ax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86cm" svg:height="2cm" svg:x="15.1cm" svg:y="14cm">
          <text:p text:style-name="P8"><text:span text:style-name="T17">mi</text:span><text:span text:style-name="T17">nV</text:span><text:span text:style-name="T17">al(</text:span><text:span text:style-name="T17">co</text:span><text:span text:style-name="T17">l2) </text:span><text:span text:style-name="T17">+ </text:span><text:span text:style-name="T17">m</text:span><text:span text:style-name="T18">3</text:span><text:span text:style-name="T17"> </text:span><text:span text:style-name="T17">+ </text:span><text:span text:style-name="T19">π</text:span><text:span text:style-name="T20">3</text:span><text:span text:style-name="T19">C</text:span><text:span text:style-name="T20">m</text:span><text:span text:style-name="T20">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2.986cm" svg:height="2cm" svg:x="15.1cm" svg:y="18cm">
          <text:p text:style-name="P6"><text:span text:style-name="T14">Va</text:span><text:span text:style-name="T14">l(li</text:span><text:span text:style-name="T14">n2</text:span><text:span text:style-name="T14">,c</text:span><text:span text:style-name="T14">ol</text:span><text:span text:style-name="T14">2) </text:span><text:span text:style-name="T14">+ </text:span><text:span text:style-name="T14">π</text:span><text:span text:style-name="T15">3</text:span><text:span text:style-name="T16">α</text:span><text:span text:style-name="T24">2</text:span><text:span text:style-name="T14">C</text:span><text:span text:style-name="T15">m</text:span><text:span text:style-name="T15">ax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3.386cm" svg:y1="15.3cm" svg:x2="14.836cm" svg:y2="16.8cm">
          <text:p/>
        </draw:line>
        <draw:line draw:style-name="gr13" draw:text-style-name="P4" draw:layer="layout" svg:x1="13.286cm" svg:y1="17.3cm" svg:x2="14.736cm" svg:y2="18.8cm">
          <text:p/>
        </draw:line>
        <draw:custom-shape draw:style-name="gr20" draw:text-style-name="P7" draw:layer="layout" svg:width="2.986cm" svg:height="2cm" svg:x="20.1cm" svg:y="16cm">
          <text:p text:style-name="P6"><text:span text:style-name="T14">Va</text:span><text:span text:style-name="T14">l(li</text:span><text:span text:style-name="T14">n1</text:span><text:span text:style-name="T14">,c</text:span><text:span text:style-name="T14">ol</text:span><text:span text:style-name="T14">3) </text:span><text:span text:style-name="T14">+ </text:span><text:span text:style-name="T14">π</text:span><text:span text:style-name="T15">4</text:span><text:span text:style-name="T16">α</text:span><text:span text:style-name="T14">C</text:span><text:span text:style-name="T15">m</text:span><text:span text:style-name="T15">ax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986cm" svg:height="2cm" svg:x="20.1cm" svg:y="14cm">
          <text:p text:style-name="P8"><text:span text:style-name="T17">mi</text:span><text:span text:style-name="T17">nV</text:span><text:span text:style-name="T17">al(</text:span><text:span text:style-name="T17">co</text:span><text:span text:style-name="T17">l3) </text:span><text:span text:style-name="T17">+ </text:span><text:span text:style-name="T17">m</text:span><text:span text:style-name="T18">4</text:span><text:span text:style-name="T17"> </text:span><text:span text:style-name="T17">+ </text:span><text:span text:style-name="T19">π</text:span><text:span text:style-name="T20">4</text:span><text:span text:style-name="T19">C</text:span><text:span text:style-name="T20">m</text:span><text:span text:style-name="T20">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2.986cm" svg:height="2cm" svg:x="20.1cm" svg:y="18cm">
          <text:p text:style-name="P6"><text:span text:style-name="T14">Val(lin2,col3) + π</text:span><text:span text:style-name="T15">4</text:span><text:span text:style-name="T16">α</text:span><text:span text:style-name="T24">2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986cm" svg:height="2cm" svg:x="20.1cm" svg:y="20cm">
          <text:p text:style-name="P6"><text:span text:style-name="T14">Val(lin3,col3) + π</text:span><text:span text:style-name="T15">4</text:span><text:span text:style-name="T16">α</text:span><text:span text:style-name="T24">3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986cm" svg:height="2cm" svg:x="25.1cm" svg:y="16.001cm">
          <text:p text:style-name="P6"><text:span text:style-name="T14">Val(lin1,col4) + π</text:span><text:span text:style-name="T15">5</text:span><text:span text:style-name="T16">α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2.986cm" svg:height="2cm" svg:x="25.1cm" svg:y="14.001cm">
          <text:p text:style-name="P8"><text:span text:style-name="T17">minVal(col3 ) + m</text:span><text:span text:style-name="T18">5</text:span><text:span text:style-name="T17"> + </text:span><text:span text:style-name="T19">π</text:span><text:span text:style-name="T20">4</text:span><text:span text:style-name="T19">C</text:span><text:span text:style-name="T20">m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986cm" svg:height="2cm" svg:x="25.1cm" svg:y="18.001cm">
          <text:p text:style-name="P6"><text:span text:style-name="T14">Val(lin2,col4) + π</text:span><text:span text:style-name="T15">5</text:span><text:span text:style-name="T16">α</text:span><text:span text:style-name="T24">2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986cm" svg:height="2cm" svg:x="25.1cm" svg:y="20.001cm">
          <text:p text:style-name="P6"><text:span text:style-name="T14">Val(lin3,col4) + π</text:span><text:span text:style-name="T15">5</text:span><text:span text:style-name="T16">α</text:span><text:span text:style-name="T24">3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.986cm" svg:height="2cm" svg:x="25.1cm" svg:y="22.001cm">
          <text:p text:style-name="P6"><text:span text:style-name="T14">Val(lin4,col4) + π</text:span><text:span text:style-name="T15">5</text:span><text:span text:style-name="T16">α</text:span><text:span text:style-name="T24">4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8.386cm" svg:y1="15.3cm" svg:x2="19.836cm" svg:y2="16.8cm">
          <text:p/>
        </draw:line>
        <draw:line draw:style-name="gr13" draw:text-style-name="P4" draw:layer="layout" svg:x1="18.286cm" svg:y1="17.3cm" svg:x2="19.736cm" svg:y2="18.8cm">
          <text:p/>
        </draw:line>
        <draw:line draw:style-name="gr13" draw:text-style-name="P4" draw:layer="layout" svg:x1="23.386cm" svg:y1="15.3cm" svg:x2="24.836cm" svg:y2="16.8cm">
          <text:p/>
        </draw:line>
        <draw:line draw:style-name="gr13" draw:text-style-name="P4" draw:layer="layout" svg:x1="23.286cm" svg:y1="17.3cm" svg:x2="24.736cm" svg:y2="18.8cm">
          <text:p/>
        </draw:line>
        <draw:line draw:style-name="gr13" draw:text-style-name="P4" draw:layer="layout" svg:x1="23.386cm" svg:y1="19.5cm" svg:x2="24.836cm" svg:y2="21cm">
          <text:p/>
        </draw:line>
        <draw:line draw:style-name="gr13" draw:text-style-name="P4" draw:layer="layout" svg:x1="23.286cm" svg:y1="21.5cm" svg:x2="24.736cm" svg:y2="23cm">
          <text:p/>
        </draw:line>
        <draw:line draw:style-name="gr13" draw:text-style-name="P4" draw:layer="layout" svg:x1="18.286cm" svg:y1="19.4cm" svg:x2="19.736cm" svg:y2="20.9cm">
          <text:p/>
        </draw:line>
      </draw:page>
      <draw:page draw:name="page2" draw:style-name="dp1" draw:master-page-name="Standard">
        <draw:line draw:style-name="gr13" draw:text-style-name="P4" draw:layer="layout" svg:x1="9.236cm" svg:y1="14.7cm" svg:x2="9.986cm" svg:y2="15.45cm">
          <text:p/>
        </draw:line>
        <draw:frame draw:style-name="gr14" draw:text-style-name="P10" draw:layer="layout" svg:width="0.697cm" svg:height="0.645cm" svg:x="6.787cm" svg:y="13.224cm">
          <draw:text-box>
            <text:p><text:span text:style-name="T21">1</text:span></text:p>
          </draw:text-box>
        </draw:frame>
        <draw:custom-shape draw:style-name="gr29" draw:text-style-name="P14" draw:layer="layout" svg:width="4cm" svg:height="1cm" svg:x="5.086cm" svg:y="14cm">
          <text:p text:style-name="P13"><text:span text:style-name="T25">Maintenance</text:span><text:span text:style-name="T25"> : période 1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0.697cm" svg:height="0.645cm" svg:x="4.188cm" svg:y="14.225cm">
          <draw:text-box>
            <text:p><text:span text:style-name="T21">1</text:span></text:p>
          </draw:text-box>
        </draw:frame>
        <draw:frame draw:style-name="gr14" draw:text-style-name="P10" draw:layer="layout" svg:width="0.697cm" svg:height="0.645cm" svg:x="4.189cm" svg:y="15.226cm">
          <draw:text-box>
            <text:p><text:span text:style-name="T21">2</text:span></text:p>
          </draw:text-box>
        </draw:frame>
        <draw:frame draw:style-name="gr16" draw:text-style-name="P10" draw:layer="layout" svg:width="0.697cm" svg:height="0.645cm" svg:x="4.19cm" svg:y="18.227cm">
          <draw:text-box>
            <text:p><text:span text:style-name="T21">5</text:span></text:p>
          </draw:text-box>
        </draw:frame>
        <draw:custom-shape draw:style-name="gr29" draw:text-style-name="P14" draw:layer="layout" svg:width="4cm" svg:height="1cm" svg:x="10.086cm" svg:y="14cm">
          <text:p text:style-name="P13"><text:span text:style-name="T25">Maintenance : période 2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15.086cm" svg:y="14cm">
          <text:p text:style-name="P13"><text:span text:style-name="T25">Maintenance : période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20.086cm" svg:y="14cm">
          <text:p text:style-name="P13"><text:span text:style-name="T25">Maintenance : périod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4cm" svg:height="1cm" svg:x="25.086cm" svg:y="14cm">
          <text:p text:style-name="P13"><text:span text:style-name="T25">Maintenance : période 5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10.086cm" svg:y="15cm">
          <text:p text:style-name="P13"><text:span text:style-name="T25">Dernière maintenance : période 1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15.086cm" svg:y="15cm">
          <text:p text:style-name="P13"><text:span text:style-name="T25">Dernière maintenance : période 2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15.086cm" svg:y="16cm">
          <text:p text:style-name="P13"><text:span text:style-name="T25">Dernière maintenance : période 1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20.086cm" svg:y="15cm">
          <text:p text:style-name="P13"><text:span text:style-name="T25">Dernière maintenance : périod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4cm" svg:height="1cm" svg:x="20.086cm" svg:y="16cm">
          <text:p text:style-name="P13"><text:span text:style-name="T25">Dernière maintenance : péri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4cm" svg:height="1cm" svg:x="20.086cm" svg:y="17cm">
          <text:p text:style-name="P13"><text:span text:style-name="T25">Dernière maintenance : péri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4cm" svg:height="1cm" svg:x="25.086cm" svg:y="15cm">
          <text:p text:style-name="P13"><text:span text:style-name="T25">Dernière maintenance : période 4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25.086cm" svg:y="16cm">
          <text:p text:style-name="P13"><text:span text:style-name="T25">Dernière maintenance : période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25.086cm" svg:y="17cm">
          <text:p text:style-name="P13"><text:span text:style-name="T25">Dernière maintenance : période 2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cm" svg:height="1cm" svg:x="25.086cm" svg:y="18cm">
          <text:p text:style-name="P13"><text:span text:style-name="T25">Dernière maintenance : période 1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236cm" svg:y1="14.7cm" svg:x2="14.986cm" svg:y2="15.45cm">
          <text:p/>
        </draw:line>
        <draw:line draw:style-name="gr30" draw:text-style-name="P4" draw:layer="layout" svg:x1="14.236cm" svg:y1="15.7cm" svg:x2="14.986cm" svg:y2="16.45cm">
          <text:p/>
        </draw:line>
        <draw:line draw:style-name="gr13" draw:text-style-name="P4" draw:layer="layout" svg:x1="19.236cm" svg:y1="14.7cm" svg:x2="19.986cm" svg:y2="15.45cm">
          <text:p/>
        </draw:line>
        <draw:line draw:style-name="gr13" draw:text-style-name="P4" draw:layer="layout" svg:x1="19.236cm" svg:y1="15.7cm" svg:x2="19.986cm" svg:y2="16.45cm">
          <text:p/>
        </draw:line>
        <draw:line draw:style-name="gr13" draw:text-style-name="P4" draw:layer="layout" svg:x1="19.236cm" svg:y1="16.7cm" svg:x2="19.986cm" svg:y2="17.45cm">
          <text:p/>
        </draw:line>
        <draw:line draw:style-name="gr13" draw:text-style-name="P4" draw:layer="layout" svg:x1="24.236cm" svg:y1="14.7cm" svg:x2="24.986cm" svg:y2="15.45cm">
          <text:p/>
        </draw:line>
        <draw:line draw:style-name="gr13" draw:text-style-name="P4" draw:layer="layout" svg:x1="24.236cm" svg:y1="15.7cm" svg:x2="24.986cm" svg:y2="16.45cm">
          <text:p/>
        </draw:line>
        <draw:line draw:style-name="gr13" draw:text-style-name="P4" draw:layer="layout" svg:x1="24.236cm" svg:y1="16.7cm" svg:x2="24.986cm" svg:y2="17.45cm">
          <text:p/>
        </draw:line>
        <draw:line draw:style-name="gr13" draw:text-style-name="P4" draw:layer="layout" svg:x1="24.236cm" svg:y1="17.6cm" svg:x2="24.986cm" svg:y2="18.35cm">
          <text:p/>
        </draw:line>
        <draw:frame draw:style-name="gr14" draw:text-style-name="P10" draw:layer="layout" svg:width="0.697cm" svg:height="0.645cm" svg:x="11.788cm" svg:y="13.225cm">
          <draw:text-box>
            <text:p><text:span text:style-name="T21">2</text:span></text:p>
          </draw:text-box>
        </draw:frame>
        <draw:frame draw:style-name="gr14" draw:text-style-name="P10" draw:layer="layout" svg:width="0.697cm" svg:height="0.645cm" svg:x="16.787cm" svg:y="13.224cm">
          <draw:text-box>
            <text:p><text:span text:style-name="T21">3</text:span></text:p>
          </draw:text-box>
        </draw:frame>
        <draw:frame draw:style-name="gr14" draw:text-style-name="P10" draw:layer="layout" svg:width="0.697cm" svg:height="0.645cm" svg:x="21.788cm" svg:y="13.225cm">
          <draw:text-box>
            <text:p><text:span text:style-name="T21">4</text:span></text:p>
          </draw:text-box>
        </draw:frame>
        <draw:frame draw:style-name="gr14" draw:text-style-name="P10" draw:layer="layout" svg:width="0.697cm" svg:height="0.645cm" svg:x="26.789cm" svg:y="13.226cm">
          <draw:text-box>
            <text:p><text:span text:style-name="T21">5</text:span></text:p>
          </draw:text-box>
        </draw:frame>
        <draw:frame draw:style-name="gr14" draw:text-style-name="P10" draw:layer="layout" svg:width="0.697cm" svg:height="0.645cm" svg:x="4.188cm" svg:y="16.225cm">
          <draw:text-box>
            <text:p><text:span text:style-name="T21">3</text:span></text:p>
          </draw:text-box>
        </draw:frame>
        <draw:frame draw:style-name="gr14" draw:text-style-name="P10" draw:layer="layout" svg:width="0.697cm" svg:height="0.645cm" svg:x="4.189cm" svg:y="17.226cm">
          <draw:text-box>
            <text:p><text:span text:style-name="T2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" svg:font-family="Math" style:font-adornments="Italique"/>
    <style:font-face style:name="Math1" svg:font-family="Math"/>
    <style:font-face style:name="Math2" svg:font-family="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utkal" svg:font-family="utkal" style:font-pitch="variable"/>
    <style:font-face style:name="utkal1" svg:font-family="utka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86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6T11:18:55.298176055</meta:creation-date>
    <dc:date>2023-09-02T17:33:04.394482758</dc:date>
    <meta:editing-duration>P1DT11H1M45S</meta:editing-duration>
    <meta:editing-cycles>2</meta:editing-cycles>
    <meta:generator>LibreOffice/7.3.7.2$Linux_X86_64 LibreOffice_project/30$Build-2</meta:generator>
    <meta:document-statistic meta:object-count="118"/>
  </office:meta>
</office:document-meta>
</file>